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46.6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334.4pt"/>
    </style:style>
    <style:style style:name="co12" style:family="table-column">
      <style:table-column-properties fo:break-before="auto" style:column-width="87pt"/>
    </style:style>
    <style:style style:name="co14" style:family="table-column">
      <style:table-column-properties fo:break-before="auto" style:column-width="627.39pt"/>
    </style:style>
    <style:style style:name="co15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39.49pt" fo:break-before="auto" style:use-optimal-row-height="false"/>
    </style:style>
    <style:style style:name="ro9" style:family="table-row">
      <style:table-row-properties style:row-height="55.19pt" fo:break-before="auto" style:use-optimal-row-height="false"/>
    </style:style>
    <style:style style:name="ro10" style:family="table-row">
      <style:table-row-properties style:row-height="54.51pt" fo:break-before="auto" style:use-optimal-row-height="false"/>
    </style:style>
    <style:style style:name="ro11" style:family="table-row">
      <style:table-row-properties style:row-height="70.21pt" fo:break-before="auto" style:use-optimal-row-height="false"/>
    </style:style>
    <style:style style:name="ro12" style:family="table-row">
      <style:table-row-properties style:row-height="56.55pt" fo:break-before="auto" style:use-optimal-row-height="false"/>
    </style:style>
    <style:style style:name="ro13" style:family="table-row">
      <style:table-row-properties style:row-height="72.96pt" fo:break-before="auto" style:use-optimal-row-height="fals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number-columns-repeated="1019" table:default-cell-style-name="ce10"/>
        <table:table-row table:style-name="ro1">
          <table:table-cell table:style-name="ce6" office:value-type="string" calcext:value-type="string">
            <text:p>Piece</text:p>
          </table:table-cell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baddon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chemis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nti-Mage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xe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at Ride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east Mast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aos Knight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lockwerk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rystal Maiden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eath Prophet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isrupto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oom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ragon Knight</text:p>
          </table:table-cell>
          <table:table-cell table:style-name="ce7" office:value-type="string" calcext:value-type="string">
            <text:p>Human/Drag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row Ranger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nchantress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nigma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atures Prophet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yrocopt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uggernaut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Kunkk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ght Keep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n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one Druid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u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ycan</text:p>
          </table:table-cell>
          <table:table-cell table:style-name="ce7" office:value-type="string" calcext:value-type="string">
            <text:p>Human/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dusa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ira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orphling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ecrophos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gre Magi</text:p>
          </table:table-cell>
          <table:table-cell table:style-name="ce7" office:value-type="string" calcext:value-type="string">
            <text:p>Ogre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mni Knight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ain Queen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hantom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uck</text:p>
          </table:table-cell>
          <table:table-cell table:style-name="ce7" office:value-type="string" calcext:value-type="string">
            <text:p>Elf/Drago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azor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hadow Fiend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hadow Sha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larda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chies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mplar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rrorblade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de Hunte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mbersaw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nk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ny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reant Protecto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roll Warlord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usk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enomancer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Wind Range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Witch Docto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ECIES" table:style-name="ta1">
        <table:table-column table:style-name="co8" table:default-cell-style-name="ce8"/>
        <table:table-column table:style-name="co12" table:default-cell-style-name="ce8"/>
        <table:table-column table:style-name="co14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damage increased by 10% / 20% for all alli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m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war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em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x HP increased by 200 / 300 for all friendly orc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g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agic resistance increased by 40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ty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7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8"/>
        <table:table-column table:style-name="co12" table:default-cell-style-name="ce8"/>
        <table:table-column table:style-name="co15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Class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ssass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ll friendly assassins have 15% / 20% chance to deal 350% / 450% damage.</text:p>
          </table:table-cell>
          <table:table-cell table:number-columns-repeated="1020"/>
        </table:table-row>
        <table:table-row table:style-name="ro15">
          <table:table-cell table:style-name="ce7" office:value-type="string" calcext:value-type="string">
            <text:p>Demon Hunter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ui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knights 25% / 35% / 45% chance to get a shiel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nter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ge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Magic resistance decreased by 35 / 45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ch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ma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lock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rior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Armor increased by 5 / 7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7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6" table:number-columns-repeated="1020" table:default-cell-style-name="ce21"/>
        <table:table-row table:style-name="ro1">
          <table:table-cell table:style-name="ce20" office:value-type="string" calcext:value-type="string">
            <text:p>Tier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Bonus</text:p>
          </table:table-cell>
          <table:table-cell table:style-name="ce20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ttack Blade</text:p>
          </table:table-cell>
          <table:table-cell table:style-name="ce18" office:value-type="string" calcext:value-type="string">
            <text:p>+10 Attack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ght Stone</text:p>
          </table:table-cell>
          <table:table-cell table:style-name="ce18" office:value-type="string" calcext:value-type="string">
            <text:p>-3 Armor for targ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hain Mail</text:p>
          </table:table-cell>
          <table:table-cell table:style-name="ce18" office:value-type="string" calcext:value-type="string">
            <text:p>+5 Armor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ak</text:p>
          </table:table-cell>
          <table:table-cell table:style-name="ce18" office:value-type="string" calcext:value-type="string">
            <text:p>+15 Magic Resistanc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rown</text:p>
          </table:table-cell>
          <table:table-cell table:style-name="ce18" office:value-type="string" calcext:value-type="string">
            <text:p>+25% Mana Regeneration on damage take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ealth Ring</text:p>
          </table:table-cell>
          <table:table-cell table:style-name="ce18" office:value-type="string" calcext:value-type="string">
            <text:p>+10 HP Regeneration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agi Robe</text:p>
          </table:table-cell>
          <table:table-cell table:style-name="ce18" office:value-type="string" calcext:value-type="string">
            <text:p>-10 Magic Resistance for tar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orbid Mask</text:p>
          </table:table-cell>
          <table:table-cell table:style-name="ce18" office:value-type="string" calcext:value-type="string">
            <text:p>+5% Lifesteal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Quarter Staff</text:p>
          </table:table-cell>
          <table:table-cell table:style-name="ce18" office:value-type="string" calcext:value-type="string">
            <text:p>+5 Attack Damage</text:p>
            <text:p>+10 Attack Speed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egen Ring</text:p>
          </table:table-cell>
          <table:table-cell table:style-name="ce18" office:value-type="string" calcext:value-type="string">
            <text:p>+5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out Shield</text:p>
          </table:table-cell>
          <table:table-cell table:style-name="ce18" office:value-type="string" calcext:value-type="string">
            <text:p>Block 10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Void Stone</text:p>
          </table:table-cell>
          <table:table-cell table:style-name="ce18" office:value-type="string" calcext:value-type="string">
            <text:p>+50% Mana Regeneration on attacks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nk Dagger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road Sword</text:p>
          </table:table-cell>
          <table:table-cell table:style-name="ce18" office:value-type="string" calcext:value-type="string">
            <text:p>+2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elin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Mithril Hammer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late Mail</text:p>
          </table:table-cell>
          <table:table-cell table:style-name="ce18" office:value-type="string" calcext:value-type="string">
            <text:p>+10 Armor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Vitality Booster</text:p>
          </table:table-cell>
          <table:table-cell table:style-name="ce18" office:value-type="string" calcext:value-type="string">
            <text:p>+250 Max HP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Wizardry Staff</text:p>
          </table:table-cell>
          <table:table-cell table:style-name="ce18" office:value-type="string" calcext:value-type="string">
            <text:p>-20 Magic Resistance for targe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Demon Edge</text:p>
          </table:table-cell>
          <table:table-cell table:style-name="ce18" office:value-type="string" calcext:value-type="string">
            <text:p>+3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Hyperstone</text:p>
          </table:table-cell>
          <table:table-cell table:style-name="ce18" office:value-type="string" calcext:value-type="string">
            <text:p>+30 Attack Speed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Ultimate Orb</text:p>
          </table:table-cell>
          <table:table-cell table:style-name="ce18" office:value-type="string" calcext:value-type="string">
            <text:p>+250 Max HP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ystic Staff</text:p>
          </table:table-cell>
          <table:table-cell table:style-name="ce18" office:value-type="string" calcext:value-type="string">
            <text:p>-20 Magic Resistance on target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eaver</text:p>
          </table:table-cell>
          <table:table-cell table:style-name="ce18" office:value-type="string" calcext:value-type="string">
            <text:p>+500 Max HP</text:p>
            <text:p>+10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acred Relic</text:p>
          </table:table-cell>
          <table:table-cell table:style-name="ce18" office:value-type="string" calcext:value-type="string">
            <text:p>+50 Attack Damage</text:p>
          </table:table-cell>
          <table:table-cell table:style-name="ce18"/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Assault Cuirass</text:p>
          </table:table-cell>
          <table:table-cell table:style-name="ce18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18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attle Fury</text:p>
          </table:table-cell>
          <table:table-cell table:style-name="ce18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8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lade Mail</text:p>
          </table:table-cell>
          <table:table-cell table:style-name="ce18" office:value-type="string" calcext:value-type="string">
            <text:p>+5 Armor, +10 Attack Damage</text:p>
            <text:p>Deals 20% damage taken to attacker</text:p>
          </table:table-cell>
          <table:table-cell table:style-name="ce18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Crystalys</text:p>
          </table:table-cell>
          <table:table-cell table:style-name="ce18" office:value-type="string" calcext:value-type="string">
            <text:p>+15 Attack Damage</text:p>
            <text:p>15% chance to deal 1.5x damage</text:p>
          </table:table-cell>
          <table:table-cell table:style-name="ce18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22" office:value-type="string" calcext:value-type="string">
            <text:p>Daedalus</text:p>
          </table:table-cell>
          <table:table-cell table:style-name="ce18" office:value-type="string" calcext:value-type="string">
            <text:p>+40 Attack Damage</text:p>
            <text:p>10% chance to deal 4x damage </text:p>
          </table:table-cell>
          <table:table-cell table:style-name="ce18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1</text:p>
          </table:table-cell>
          <table:table-cell table:style-name="ce18" office:value-type="string" calcext:value-type="string">
            <text:p>Dagon 2 -20 Magic Resistance for target</text:p>
            <text:p>Auto cast: Deals 400 damage to random enemy</text:p>
          </table:table-cell>
          <table:table-cell table:style-name="ce18" office:value-type="string" calcext:value-type="string">
            <text:p>Wizardry Staff, Crown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2</text:p>
          </table:table-cell>
          <table:table-cell table:style-name="ce18" office:value-type="string" calcext:value-type="string">
            <text:p>-40 Magic Resistance for target</text:p>
            <text:p>Auto cast: Deals 500 damage to random enemy </text:p>
          </table:table-cell>
          <table:table-cell table:style-name="ce18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3</text:p>
          </table:table-cell>
          <table:table-cell table:style-name="ce18" office:value-type="string" calcext:value-type="string">
            <text:p>-60 Magic Resistance for target</text:p>
            <text:p>Auto cast: Deals 600 damage to random enemy </text:p>
          </table:table-cell>
          <table:table-cell table:style-name="ce18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4</text:p>
          </table:table-cell>
          <table:table-cell table:style-name="ce18" office:value-type="string" calcext:value-type="string">
            <text:p>-80 Magic Resistance for target</text:p>
            <text:p>Auto cast: Deals 700 damage to random enemy </text:p>
          </table:table-cell>
          <table:table-cell table:style-name="ce18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5</text:p>
          </table:table-cell>
          <table:table-cell table:style-name="ce18" office:value-type="string" calcext:value-type="string">
            <text:p>-100 Magic Resistance for target</text:p>
            <text:p>Auto cast: Deals 800 damage to random enemy </text:p>
          </table:table-cell>
          <table:table-cell table:style-name="ce18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esolator</text:p>
          </table:table-cell>
          <table:table-cell table:style-name="ce18" office:value-type="string" calcext:value-type="string">
            <text:p>+30 Attack damage</text:p>
            <text:p>-15 armor for target </text:p>
          </table:table-cell>
          <table:table-cell table:style-name="ce18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ivine Rapier</text:p>
          </table:table-cell>
          <table:table-cell table:style-name="ce18" office:value-type="string" calcext:value-type="string">
            <text:p>+150 Attack Damage </text:p>
          </table:table-cell>
          <table:table-cell table:style-name="ce18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Hood of Defiance</text:p>
          </table:table-cell>
          <table:table-cell table:style-name="ce18" office:value-type="string" calcext:value-type="string">
            <text:p>+15 HP Regeneration</text:p>
            <text:p>+30 Magic Resistance </text:p>
          </table:table-cell>
          <table:table-cell table:style-name="ce18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Kaya</text:p>
          </table:table-cell>
          <table:table-cell table:style-name="ce18" office:value-type="string" calcext:value-type="string">
            <text:p>-60 Magic Resistance for target </text:p>
          </table:table-cell>
          <table:table-cell table:style-name="ce18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dness Mask</text:p>
          </table:table-cell>
          <table:table-cell table:style-name="ce18" office:value-type="string" calcext:value-type="string">
            <text:p>+10% Lifesteal</text:p>
            <text:p>+40 Attack Speed</text:p>
            <text:p>Self silence</text:p>
          </table:table-cell>
          <table:table-cell table:style-name="ce18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0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elstrom</text:p>
          </table:table-cell>
          <table:table-cell table:style-name="ce18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8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jollnir</text:p>
          </table:table-cell>
          <table:table-cell table:style-name="ce18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8" office:value-type="string" calcext:value-type="string">
            <text:p>Maelstrom, Hyper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nkey King Bar</text:p>
          </table:table-cell>
          <table:table-cell table:style-name="ce18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8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on Shard</text:p>
          </table:table-cell>
          <table:table-cell table:style-name="ce18" office:value-type="string" calcext:value-type="string">
            <text:p>+70 Attack Speed </text:p>
          </table:table-cell>
          <table:table-cell table:style-name="ce18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Perseverance</text:p>
          </table:table-cell>
          <table:table-cell table:style-name="ce18" office:value-type="string" calcext:value-type="string">
            <text:p>+10 HP Regeneration</text:p>
            <text:p>+100% Mana Regeneration on attacks </text:p>
          </table:table-cell>
          <table:table-cell table:style-name="ce18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Refresher Orb</text:p>
          </table:table-cell>
          <table:table-cell table:style-name="ce18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8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cythe Of Vyse</text:p>
          </table:table-cell>
          <table:table-cell table:style-name="ce18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8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hiva's Guard</text:p>
          </table:table-cell>
          <table:table-cell table:style-name="ce18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8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Tarrasque Heart</text:p>
          </table:table-cell>
          <table:table-cell table:style-name="ce18" office:value-type="string" calcext:value-type="string">
            <text:p>+1000 Max HP</text:p>
            <text:p>+1% HP Regeneration every 2s </text:p>
          </table:table-cell>
          <table:table-cell table:style-name="ce18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Vanguard</text:p>
          </table:table-cell>
          <table:table-cell table:style-name="ce18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8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8" table:number-columns-repeated="4"/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1:13:03.752775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3-31T11:17:01.278698508</dc:date>
    <dc:creator>Ilya Shpigor</dc:creator>
    <meta:editing-duration>PT5H57M23S</meta:editing-duration>
    <meta:editing-cycles>499</meta:editing-cycles>
    <meta:document-statistic meta:table-count="4" meta:cell-count="537" meta:object-count="0"/>
  </office:meta>
</office:document-meta>
</file>